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1" fo:font-size="32pt" style:text-underline-style="none" style:font-size-asian="32pt" style:font-size-complex="32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style="italic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fo:font-weight="bold" style:font-name-asian="Segoe UI1" style:font-size-asian="10pt" style:font-weight-asian="bold" style:font-name-complex="Segoe UI1" style:font-size-complex="10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style:text-underline-style="none" fo:font-weight="bold" style:font-name-asian="Segoe UI1" style:font-size-asian="10pt" style:font-weight-asian="bold" style:font-name-complex="Segoe UI1" style:font-size-complex="10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000000" style:font-name="Segoe UI Semibold" fo:font-size="28pt" fo:language="en" fo:country="US" style:text-underline-style="solid" style:text-underline-width="auto" style:text-underline-color="font-color" style:font-size-asian="28pt" style:language-asian="ar" style:country-asian="SA" style:font-size-complex="28pt"/>
    </style:style>
    <style:style style:name="T2" style:family="text">
      <style:text-properties fo:color="#000000" style:font-name="Segoe UI" fo:font-size="32pt" fo:language="en" fo:country="US" fo:font-style="normal" fo:font-weight="bold" style:font-name-asian="Trebuchet MS1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1" fo:font-size="32pt" fo:language="en" fo:country="US" fo:font-style="italic" style:text-underline-style="none" fo:font-weight="bold" style:font-name-asian="Segoe UI1" style:font-size-asian="32pt" style:language-asian="ar" style:country-asian="SA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language="en" fo:country="US" fo:font-style="italic" style:text-underline-style="none" fo:font-weight="bold" style:font-name-asian="Trebuchet MS1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language="en" fo:country="US" fo:font-style="italic" style:text-underline-style="none" fo:font-weight="bold" style:font-name-asian="Segoe UI1" style:font-size-asian="32pt" style:language-asian="ar" style:country-asian="SA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language="en" fo:country="US" fo:font-style="italic" style:text-underline-style="none" fo:font-weight="bold" style:font-name-asian="Trebuchet MS1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7" style:family="text">
      <style:text-properties fo:color="#000000" style:font-name="Segoe UI Semibold1" fo:font-size="32pt" fo:language="en" fo:country="US" fo:font-style="normal" style:text-underline-style="none" fo:font-weight="bold" style:font-name-asian="Trebuchet MS1" style:font-size-asian="32pt" style:language-asian="ar" style:country-asian="SA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762cm">
          <draw:text-box>
            <text:p text:style-name="P1"><text:span text:style-name="T1">Gospel Reading</text:span></text:p>
            <text:p text:style-name="P1"><text:span text:style-name="T2">Matthew 13:24–30, 36–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263cm" svg:x="1.778cm" svg:y="0.762cm">
          <draw:text-box>
            <text:p text:style-name="P4"><text:span text:style-name="T3">24</text:span><text:span text:style-name="T4">[Jesus] put another parable before them, saying, “The kingdom of heaven may be compared to a man who sowed good seed in his field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263cm" svg:x="1.778cm" svg:y="0.762cm">
          <draw:text-box>
            <text:p text:style-name="P4"><text:span text:style-name="T5">25</text:span><text:span text:style-name="T6">but while his men were sleeping, his enemy came and sowed weeds among the wheat and went away. </text:span><text:span text:style-name="T5">26</text:span><text:span text:style-name="T6">So when the plants came up and bore grain, then the weeds appeared als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263cm" svg:x="1.778cm" svg:y="0.762cm">
          <draw:text-box>
            <text:p text:style-name="P4"><text:span text:style-name="T5">27</text:span><text:span text:style-name="T6">And the servants of the master of the house came and said to him, ‘Master, did you not sow good seed in your field? How then does it have weeds?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4.76cm" svg:x="1.778cm" svg:y="0.762cm">
          <draw:text-box>
            <text:p text:style-name="P4"><text:span text:style-name="T3">28</text:span><text:span text:style-name="T4">He said to them, ‘An enemy has done this.’ So the servants said to him, ‘Then do you want us to go and gather them?’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3.257cm" svg:x="1.778cm" svg:y="0.762cm">
          <draw:text-box>
            <text:p text:style-name="P4"><text:span text:style-name="T3">29</text:span><text:span text:style-name="T4">But he said, ‘No, lest in gathering the weeds you root up the wheat along with the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263cm" svg:x="1.778cm" svg:y="0.762cm">
          <draw:text-box>
            <text:p text:style-name="P4"><text:span text:style-name="T5">30</text:span><text:span text:style-name="T6">Let both grow together until the harvest, and at harvest time I will tell the reapers, Gather the weeds first and bind them in bundles to be burned, but gather the wheat into my barn.’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7.766cm" svg:x="1.778cm" svg:y="0.762cm">
          <draw:text-box>
            <text:p text:style-name="P4"><text:span text:style-name="T3">36</text:span><text:span text:style-name="T4">Then he left the crowds and went into the house. And his disciples came to him, saying, “Explain to us the parable of the weeds of the field.” </text:span><text:span text:style-name="T3">37</text:span><text:span text:style-name="T4">He answered, “The one who sows the good seed is the Son of Ma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263cm" svg:x="1.778cm" svg:y="0.762cm">
          <draw:text-box>
            <text:p text:style-name="P6"><text:span text:style-name="T3">38</text:span><text:span text:style-name="T4">The field is the world, and the good seed is the children of the kingdom. The weeds are the sons of the evil one, </text:span><text:span text:style-name="T3">39</text:span><text:span text:style-name="T4">and the enemy who sowed them is the dev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1" draw:text-style-name="P7" draw:layer="layout" svg:width="24.384cm" svg:height="6.263cm" svg:x="1.778cm" svg:y="0.762cm">
          <draw:text-box>
            <text:p text:style-name="P8"><text:span text:style-name="T4">The harvest is the close of the age, and the reapers are angels. </text:span><text:span text:style-name="T5">40</text:span><text:span text:style-name="T4">Just as the weeds are gathered and burned with fire, so will it be at the close of the ag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1" draw:text-style-name="P10" draw:layer="layout" svg:width="24.384cm" svg:height="6.263cm" svg:x="1.778cm" svg:y="0.762cm">
          <draw:text-box>
            <text:p text:style-name="P9"><text:span text:style-name="T3">41</text:span><text:span text:style-name="T4">The Son of Man will send his angels, and they will gather out of his kingdom all causes of sin and all law-breakers, </text:span><text:span text:style-name="T3">42</text:span><text:span text:style-name="T4">and throw them into the fiery furn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7.766cm" svg:x="1.778cm" svg:y="0.762cm">
          <draw:text-box>
            <text:p text:style-name="P4"><text:span text:style-name="T4">In that place there will be weeping and gnashing of teeth. </text:span><text:span text:style-name="T3">43</text:span><text:span text:style-name="T4">Then the righteous will shine like the sun in the kingdom of their Father. He who has ears, let him hear.</text:span></text:p>
            <text:p text:style-name="P1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4:57:55.537000000</meta:creation-date>
    <dc:title>bluwht blank</dc:title>
    <meta:editing-duration>PT8M10S</meta:editing-duration>
    <meta:editing-cycles>3</meta:editing-cycles>
    <meta:generator>LibreOffice/5.3.4.2$Windows_X86_64 LibreOffice_project/f82d347ccc0be322489bf7da61d7e4ad13fe2ff3</meta:generator>
    <dc:date>2017-07-21T15:37:36.379000000</dc:date>
    <meta:document-statistic meta:object-count="68"/>
  </office:meta>
</office:document-meta>
</file>